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21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14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15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15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15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23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1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10-30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8-02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11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10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2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2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8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0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9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9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4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04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1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5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15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14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31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6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6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02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7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31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31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9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5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5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0-18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9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90" meta:object-count="0"/>
    <meta:user-defined meta:name="AppVersion">3.0</meta:user-defined>
  </office:meta>
</office:document-meta>
</file>